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1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5=</text:p>
          </table:table-cell>
          <table:table-cell office:value-type="string" calcext:value-type="string">
            <text:p>192.9689.</text:p>
          </table:table-cell>
          <table:table-cell office:value-type="string" calcext:value-type="string">
            <text:p>2026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7=</text:p>
          </table:table-cell>
          <table:table-cell office:value-type="string" calcext:value-type="string">
            <text:p>192.874.</text:p>
          </table:table-cell>
          <table:table-cell office:value-type="string" calcext:value-type="string">
            <text:p>20637.5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16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.00.0000</text:date>, <text:time style:data-style-name="N2" text:time-value="00:58:46.3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7T01:00:35.106000000</dc:date>
    <meta:editing-duration>P2DT27M16S</meta:editing-duration>
    <meta:editing-cycles>1028</meta:editing-cycles>
    <meta:document-statistic meta:table-count="3" meta:cell-count="1820" meta:object-count="0"/>
  </office:meta>
</office:document-meta>
</file>